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120000086000000EAFAF31D133477B1336.wmf" manifest:media-type="image/x-wmf"/>
  <manifest:file-entry manifest:full-path="Pictures/10000201000003880000025858110774ED3A783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45cm" svg:height="10.582cm" svg:x="5.721cm" svg:y="4.249cm">
          <draw:image xlink:href="Pictures/10000201000003880000025858110774ED3A7838.png" xlink:type="simple" xlink:show="embed" xlink:actuate="onLoad">
            <text:p/>
          </draw:image>
        </draw:frame>
        <draw:frame draw:style-name="gr2" draw:text-style-name="P1" draw:layer="layout" svg:width="0.372cm" svg:height="0.652cm" svg:x="7.456cm" svg:y="12.879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9.828cm" svg:y="8.5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11.828cm" svg:y="4.7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8.9cm" svg:y="13.248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11.228cm" svg:y="9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10.06cm" svg:y="11.09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13.108cm" svg:y="5.048cm">
          <draw:image xlink:href="Pictures/200000120000086000000EAFAF31D133477B1336.wmf" xlink:type="simple" xlink:show="embed" xlink:actuate="onLoad">
            <text:p/>
          </draw:image>
        </draw:frame>
        <draw:frame draw:style-name="gr2" draw:text-style-name="P1" draw:layer="layout" svg:width="0.372cm" svg:height="0.652cm" svg:x="12.128cm" svg:y="7.048cm">
          <draw:image xlink:href="Pictures/200000120000086000000EAFAF31D133477B1336.wmf" xlink:type="simple" xlink:show="embed" xlink:actuate="onLoad">
            <text:p/>
          </draw:image>
        </draw:frame>
        <draw:path draw:style-name="gr3" draw:text-style-name="P1" draw:layer="layout" svg:width="10.464cm" svg:height="0.132cm" draw:transform="rotate (-2.03453030904979) translate (12.7000039294496cm 5.00000196514906cm)" svg:viewBox="0 0 10465 133" svg:d="M0 0c10286-1 10465 133 10465 13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07:56:59.702034647</meta:creation-date>
    <dc:date>2018-09-21T08:02:28.676256592</dc:date>
    <meta:editing-duration>PT5M30S</meta:editing-duration>
    <meta:editing-cycles>2</meta:editing-cycles>
    <meta:generator>LibreOffice/5.4.5.1$MacOSX_X86_64 LibreOffice_project/79c9829dd5d8054ec39a82dc51cd9eff340dbee8</meta:generator>
    <meta:document-statistic meta:object-count="10"/>
  </office:meta>
</office:document-meta>
</file>